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38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number:number-style style:name="N20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0"/>
    <style:style style:name="ce6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8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0"/>
        <table:table-row table:style-name="ro1">
          <table:table-cell table:style-name="Default" office:value-type="string" calcext:value-type="string">
            <text:p>retrieved from https://en.wikipedia.org/wiki/Men%27s_100_metres_world_record_progression on 05.05.2018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note that I rounded all automatically timed results just above 9.9 down to 9.9 to stay consistent with previous manual timing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hlete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Location of race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Donald Lippin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ckholm</text:p>
          </table:table-cell>
          <table:table-cell office:value-type="date" office:date-value="1912-07-06" calcext:value-type="date">
            <text:p>1912-07-06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Jackson Schol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ckholm</text:p>
          </table:table-cell>
          <table:table-cell office:value-type="date" office:date-value="1920-09-16" calcext:value-type="date">
            <text:p>1920-09-16</text:p>
          </table:table-cell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string" calcext:value-type="string">
            <text:p>Charley Paddo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dlands</text:p>
          </table:table-cell>
          <table:table-cell office:value-type="date" office:date-value="1921-04-23" calcext:value-type="date">
            <text:p>1921-04-2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Eddie To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ckholm</text:p>
          </table:table-cell>
          <table:table-cell office:value-type="date" office:date-value="1929-08-08" calcext:value-type="date">
            <text:p>1929-08-0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Eddie To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penhagen</text:p>
          </table:table-cell>
          <table:table-cell office:value-type="date" office:date-value="1929-08-25" calcext:value-type="date">
            <text:p>1929-08-25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Percy Williams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oronto</text:p>
          </table:table-cell>
          <table:table-cell office:value-type="date" office:date-value="1930-08-09" calcext:value-type="date">
            <text:p>1930-08-0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Eddie To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s Angeles</text:p>
          </table:table-cell>
          <table:table-cell office:value-type="date" office:date-value="1932-08-01" calcext:value-type="date">
            <text:p>1932-08-01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Ralph Metcalf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dapest</text:p>
          </table:table-cell>
          <table:table-cell office:value-type="date" office:date-value="1933-08-12" calcext:value-type="date">
            <text:p>1933-08-12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Eulace Peaco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slo</text:p>
          </table:table-cell>
          <table:table-cell office:value-type="date" office:date-value="1934-08-06" calcext:value-type="date">
            <text:p>1934-08-06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Chris Berger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Amsterdam</text:p>
          </table:table-cell>
          <table:table-cell office:value-type="date" office:date-value="1934-08-26" calcext:value-type="date">
            <text:p>1934-08-26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Ralph Metcalf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saka</text:p>
          </table:table-cell>
          <table:table-cell office:value-type="date" office:date-value="1934-09-15" calcext:value-type="date">
            <text:p>1934-09-15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Ralph Metcalf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iren</text:p>
          </table:table-cell>
          <table:table-cell office:value-type="date" office:date-value="1934-09-23" calcext:value-type="date">
            <text:p>1934-09-23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Takayoshi Yoshioka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Tokyo</text:p>
          </table:table-cell>
          <table:table-cell office:value-type="date" office:date-value="1935-06-15" calcext:value-type="date">
            <text:p>1935-06-1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Jesse Owe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</text:p>
          </table:table-cell>
          <table:table-cell office:value-type="date" office:date-value="1936-06-20" calcext:value-type="date">
            <text:p>1936-06-2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Harold Dav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mpton</text:p>
          </table:table-cell>
          <table:table-cell office:value-type="date" office:date-value="1941-06-06" calcext:value-type="date">
            <text:p>1941-06-0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Lloyd LaBeach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Fresno</text:p>
          </table:table-cell>
          <table:table-cell office:value-type="date" office:date-value="1948-05-15" calcext:value-type="date">
            <text:p>1948-05-1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Barney Ew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vanston</text:p>
          </table:table-cell>
          <table:table-cell office:value-type="date" office:date-value="1948-07-09" calcext:value-type="date">
            <text:p>1948-07-0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McDonald Bailey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elgrade</text:p>
          </table:table-cell>
          <table:table-cell office:value-type="date" office:date-value="1951-08-25" calcext:value-type="date">
            <text:p>1951-08-2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Heinz Fütterer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Yokohama</text:p>
          </table:table-cell>
          <table:table-cell office:value-type="date" office:date-value="1954-10-31" calcext:value-type="date">
            <text:p>1954-10-3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Bobby Morro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uston</text:p>
          </table:table-cell>
          <table:table-cell office:value-type="date" office:date-value="1956-05-19" calcext:value-type="date">
            <text:p>1956-05-1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Ira Murch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mpton</text:p>
          </table:table-cell>
          <table:table-cell office:value-type="date" office:date-value="1956-06-01" calcext:value-type="date">
            <text:p>1956-06-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Bobby Morro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kersfield</text:p>
          </table:table-cell>
          <table:table-cell office:value-type="date" office:date-value="1956-06-22" calcext:value-type="date">
            <text:p>1956-06-2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Ira Murch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s Angeles</text:p>
          </table:table-cell>
          <table:table-cell office:value-type="date" office:date-value="1956-06-29" calcext:value-type="date">
            <text:p>1956-06-2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Bobby Morro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s Angeles</text:p>
          </table:table-cell>
          <table:table-cell office:value-type="date" office:date-value="1956-06-29" calcext:value-type="date">
            <text:p>1956-06-2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Willie William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rlin</text:p>
          </table:table-cell>
          <table:table-cell office:value-type="date" office:date-value="1956-08-03" calcext:value-type="date">
            <text:p>1956-08-03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Ira Murch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rlin</text:p>
          </table:table-cell>
          <table:table-cell office:value-type="date" office:date-value="1956-08-04" calcext:value-type="date">
            <text:p>1956-08-04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Leamon K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ntario</text:p>
          </table:table-cell>
          <table:table-cell office:value-type="date" office:date-value="1956-10-20" calcext:value-type="date">
            <text:p>1956-10-2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Leamon K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Ana</text:p>
          </table:table-cell>
          <table:table-cell office:value-type="date" office:date-value="1956-10-27" calcext:value-type="date">
            <text:p>1956-10-2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Ray Nort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Jose</text:p>
          </table:table-cell>
          <table:table-cell office:value-type="date" office:date-value="1959-04-18" calcext:value-type="date">
            <text:p>1959-04-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min Hary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Zurich</text:p>
          </table:table-cell>
          <table:table-cell office:value-type="date" office:date-value="1960-06-21" calcext:value-type="date">
            <text:p>1960-06-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ry Jerome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askatoon</text:p>
          </table:table-cell>
          <table:table-cell office:value-type="date" office:date-value="1960-07-15" calcext:value-type="date">
            <text:p>1960-07-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racio Esteves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Caracas</text:p>
          </table:table-cell>
          <table:table-cell office:value-type="date" office:date-value="1964-08-15" calcext:value-type="date">
            <text:p>1964-08-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b Hay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kyo</text:p>
          </table:table-cell>
          <table:table-cell office:value-type="date" office:date-value="1964-10-15" calcext:value-type="date">
            <text:p>1964-10-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im Hin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desto</text:p>
          </table:table-cell>
          <table:table-cell office:value-type="date" office:date-value="1967-05-27" calcext:value-type="date">
            <text:p>1967-05-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rique Figuerol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Budapest</text:p>
          </table:table-cell>
          <table:table-cell office:value-type="date" office:date-value="1967-06-17" calcext:value-type="date">
            <text:p>1967-06-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ul Nash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Krugersdorp</text:p>
          </table:table-cell>
          <table:table-cell office:value-type="date" office:date-value="1968-04-02" calcext:value-type="date">
            <text:p>1968-04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liver Fo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buquerque</text:p>
          </table:table-cell>
          <table:table-cell office:value-type="date" office:date-value="1968-05-31" calcext:value-type="date">
            <text:p>1968-05-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rles Gre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amento</text:p>
          </table:table-cell>
          <table:table-cell office:value-type="date" office:date-value="1968-06-20" calcext:value-type="date">
            <text:p>1968-06-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ger Bambuck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acramento</text:p>
          </table:table-cell>
          <table:table-cell office:value-type="date" office:date-value="1968-06-20" calcext:value-type="date">
            <text:p>1968-06-2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Jim Hin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amento</text:p>
          </table:table-cell>
          <table:table-cell office:value-type="date" office:date-value="1968-06-20" calcext:value-type="date">
            <text:p>1968-06-2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Ronnie Ray Sm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amento</text:p>
          </table:table-cell>
          <table:table-cell office:value-type="date" office:date-value="1968-06-20" calcext:value-type="date">
            <text:p>1968-06-2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Charles Gre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amento</text:p>
          </table:table-cell>
          <table:table-cell office:value-type="date" office:date-value="1968-06-20" calcext:value-type="date">
            <text:p>1968-06-2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Jim Hin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exico City</text:p>
          </table:table-cell>
          <table:table-cell office:value-type="date" office:date-value="1968-10-14" calcext:value-type="date">
            <text:p>1968-10-1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Eddie Ha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gene</text:p>
          </table:table-cell>
          <table:table-cell office:value-type="date" office:date-value="1972-07-01" calcext:value-type="date">
            <text:p>1972-07-0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Rey Robin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gene</text:p>
          </table:table-cell>
          <table:table-cell office:value-type="date" office:date-value="1972-07-01" calcext:value-type="date">
            <text:p>1972-07-0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Steve William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s Angeles</text:p>
          </table:table-cell>
          <table:table-cell office:value-type="date" office:date-value="1974-06-21" calcext:value-type="date">
            <text:p>1974-06-2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Silvia Leonard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Ostrava</text:p>
          </table:table-cell>
          <table:table-cell office:value-type="date" office:date-value="1975-06-05" calcext:value-type="date">
            <text:p>1975-06-0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Steve William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iena</text:p>
          </table:table-cell>
          <table:table-cell office:value-type="date" office:date-value="1975-07-16" calcext:value-type="date">
            <text:p>1975-07-16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Steve William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rlin</text:p>
          </table:table-cell>
          <table:table-cell office:value-type="date" office:date-value="1975-08-22" calcext:value-type="date">
            <text:p>1975-08-2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Steve William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ainesville</text:p>
          </table:table-cell>
          <table:table-cell office:value-type="date" office:date-value="1976-03-27" calcext:value-type="date">
            <text:p>1976-03-2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Harvey Gl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</text:p>
          </table:table-cell>
          <table:table-cell office:value-type="date" office:date-value="1976-04-03" calcext:value-type="date">
            <text:p>1976-04-0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Harvey Gl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ton Rouge</text:p>
          </table:table-cell>
          <table:table-cell office:value-type="date" office:date-value="1976-05-01" calcext:value-type="date">
            <text:p>1976-05-0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string" calcext:value-type="string">
            <text:p>Don Quarrie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Modesto</text:p>
          </table:table-cell>
          <table:table-cell office:value-type="date" office:date-value="1976-05-22" calcext:value-type="date">
            <text:p>1976-05-2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style-name="ce2" office:value-type="string" calcext:value-type="string">
            <text:p>Calvin Smith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lorado Springs</text:p>
          </table:table-cell>
          <table:table-cell office:value-type="date" office:date-value="1983-07-03" calcext:value-type="date">
            <text:p>1983-07-0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style-name="ce2" office:value-type="string" calcext:value-type="string">
            <text:p>Carl Lewis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Rome</text:p>
          </table:table-cell>
          <table:table-cell office:value-type="date" office:date-value="1987-08-30" calcext:value-type="date">
            <text:p>1987-08-3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style-name="ce2" office:value-type="string" calcext:value-type="string">
            <text:p>Carl Lewis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Zurich</text:p>
          </table:table-cell>
          <table:table-cell office:value-type="date" office:date-value="1988-08-17" calcext:value-type="date">
            <text:p>1988-08-1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style-name="ce2" office:value-type="string" calcext:value-type="string">
            <text:p>Carl Lewis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Seoul</text:p>
          </table:table-cell>
          <table:table-cell office:value-type="date" office:date-value="1988-09-24" calcext:value-type="date">
            <text:p>1988-09-24</text:p>
          </table:table-cell>
        </table:table-row>
        <table:table-row table:style-name="ro1">
          <table:table-cell table:style-name="ce6" office:value-type="float" office:value="9.9" calcext:value-type="float">
            <text:p>9.9</text:p>
          </table:table-cell>
          <table:table-cell table:style-name="ce2" office:value-type="string" calcext:value-type="string">
            <text:p>Leroy Burrell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New York</text:p>
          </table:table-cell>
          <table:table-cell office:value-type="date" office:date-value="1991-07-14" calcext:value-type="date">
            <text:p>1991-07-14</text:p>
          </table:table-cell>
        </table:table-row>
        <table:table-row table:style-name="ro1">
          <table:table-cell table:style-name="ce6" office:value-type="float" office:value="9.86" calcext:value-type="float">
            <text:p>9.86</text:p>
          </table:table-cell>
          <table:table-cell table:style-name="ce2" office:value-type="string" calcext:value-type="string">
            <text:p>Carl Lewis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Tokyo</text:p>
          </table:table-cell>
          <table:table-cell office:value-type="date" office:date-value="1991-08-25" calcext:value-type="date">
            <text:p>1991-08-25</text:p>
          </table:table-cell>
        </table:table-row>
        <table:table-row table:style-name="ro1">
          <table:table-cell table:style-name="ce6" office:value-type="float" office:value="9.85" calcext:value-type="float">
            <text:p>9.85</text:p>
          </table:table-cell>
          <table:table-cell table:style-name="ce2" office:value-type="string" calcext:value-type="string">
            <text:p>Leroy Burrell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Lausanne</text:p>
          </table:table-cell>
          <table:table-cell office:value-type="date" office:date-value="1994-07-06" calcext:value-type="date">
            <text:p>1994-07-06</text:p>
          </table:table-cell>
        </table:table-row>
        <table:table-row table:style-name="ro1">
          <table:table-cell table:style-name="ce7" office:value-type="float" office:value="9.84" calcext:value-type="float">
            <text:p>9.84</text:p>
          </table:table-cell>
          <table:table-cell table:style-name="ce3" office:value-type="string" calcext:value-type="string">
            <text:p>Donovan Bailey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Atlanta</text:p>
          </table:table-cell>
          <table:table-cell office:value-type="date" office:date-value="1996-07-27" calcext:value-type="date">
            <text:p>1996-07-27</text:p>
          </table:table-cell>
        </table:table-row>
        <table:table-row table:style-name="ro1">
          <table:table-cell table:style-name="ce6" office:value-type="float" office:value="9.79" calcext:value-type="float">
            <text:p>9.79</text:p>
          </table:table-cell>
          <table:table-cell table:style-name="ce2" office:value-type="string" calcext:value-type="string">
            <text:p>Maurice Greene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Athens</text:p>
          </table:table-cell>
          <table:table-cell office:value-type="date" office:date-value="1999-06-16" calcext:value-type="date">
            <text:p>1999-06-16</text:p>
          </table:table-cell>
        </table:table-row>
        <table:table-row table:style-name="ro1">
          <table:table-cell table:style-name="ce6" office:value-type="float" office:value="9.77" calcext:value-type="float">
            <text:p>9.77</text:p>
          </table:table-cell>
          <table:table-cell table:style-name="ce2" office:value-type="string" calcext:value-type="string">
            <text:p>Asafa Powell</text:p>
          </table:table-cell>
          <table:table-cell table:style-name="ce2" office:value-type="string" calcext:value-type="string">
            <text:p>JAM</text:p>
          </table:table-cell>
          <table:table-cell table:style-name="ce2" office:value-type="string" calcext:value-type="string">
            <text:p>Athens</text:p>
          </table:table-cell>
          <table:table-cell office:value-type="date" office:date-value="2005-06-14" calcext:value-type="date">
            <text:p>2005-06-14</text:p>
          </table:table-cell>
        </table:table-row>
        <table:table-row table:style-name="ro1">
          <table:table-cell table:style-name="ce6" office:value-type="float" office:value="9.77" calcext:value-type="float">
            <text:p>9.77</text:p>
          </table:table-cell>
          <table:table-cell table:style-name="ce2" office:value-type="string" calcext:value-type="string">
            <text:p>Asafa Powell</text:p>
          </table:table-cell>
          <table:table-cell table:style-name="ce2" office:value-type="string" calcext:value-type="string">
            <text:p>JAM</text:p>
          </table:table-cell>
          <table:table-cell table:style-name="ce2" office:value-type="string" calcext:value-type="string">
            <text:p>Gateshead</text:p>
          </table:table-cell>
          <table:table-cell office:value-type="date" office:date-value="2006-06-11" calcext:value-type="date">
            <text:p>2006-06-11</text:p>
          </table:table-cell>
        </table:table-row>
        <table:table-row table:style-name="ro1">
          <table:table-cell table:style-name="ce6" office:value-type="float" office:value="9.77" calcext:value-type="float">
            <text:p>9.77</text:p>
          </table:table-cell>
          <table:table-cell table:style-name="ce2" office:value-type="string" calcext:value-type="string">
            <text:p>Asafa Powell</text:p>
          </table:table-cell>
          <table:table-cell table:style-name="ce2" office:value-type="string" calcext:value-type="string">
            <text:p>JAM</text:p>
          </table:table-cell>
          <table:table-cell table:style-name="ce2" office:value-type="string" calcext:value-type="string">
            <text:p>Zurich</text:p>
          </table:table-cell>
          <table:table-cell office:value-type="date" office:date-value="2006-08-18" calcext:value-type="date">
            <text:p>2006-08-18</text:p>
          </table:table-cell>
        </table:table-row>
        <table:table-row table:style-name="ro1">
          <table:table-cell table:style-name="ce6" office:value-type="float" office:value="9.74" calcext:value-type="float">
            <text:p>9.74</text:p>
          </table:table-cell>
          <table:table-cell table:style-name="ce2" office:value-type="string" calcext:value-type="string">
            <text:p>Asafa Powell</text:p>
          </table:table-cell>
          <table:table-cell table:style-name="ce2" office:value-type="string" calcext:value-type="string">
            <text:p>JAM</text:p>
          </table:table-cell>
          <table:table-cell table:style-name="ce2" office:value-type="string" calcext:value-type="string">
            <text:p>Rieti</text:p>
          </table:table-cell>
          <table:table-cell office:value-type="date" office:date-value="2007-09-09" calcext:value-type="date">
            <text:p>2007-09-09</text:p>
          </table:table-cell>
        </table:table-row>
        <table:table-row table:style-name="ro1">
          <table:table-cell table:style-name="ce6" office:value-type="float" office:value="9.72" calcext:value-type="float">
            <text:p>9.72</text:p>
          </table:table-cell>
          <table:table-cell table:style-name="ce2" office:value-type="string" calcext:value-type="string">
            <text:p>Usain Bolt</text:p>
          </table:table-cell>
          <table:table-cell table:style-name="ce2" office:value-type="string" calcext:value-type="string">
            <text:p>JAM</text:p>
          </table:table-cell>
          <table:table-cell table:style-name="ce2" office:value-type="string" calcext:value-type="string">
            <text:p>New York</text:p>
          </table:table-cell>
          <table:table-cell office:value-type="date" office:date-value="2008-05-31" calcext:value-type="date">
            <text:p>2008-05-31</text:p>
          </table:table-cell>
        </table:table-row>
        <table:table-row table:style-name="ro1">
          <table:table-cell table:style-name="ce6" office:value-type="float" office:value="9.69" calcext:value-type="float">
            <text:p>9.69</text:p>
          </table:table-cell>
          <table:table-cell table:style-name="ce2" office:value-type="string" calcext:value-type="string">
            <text:p>Usain Bolt</text:p>
          </table:table-cell>
          <table:table-cell table:style-name="ce2" office:value-type="string" calcext:value-type="string">
            <text:p>JAM</text:p>
          </table:table-cell>
          <table:table-cell table:style-name="ce2" office:value-type="string" calcext:value-type="string">
            <text:p>Beijing</text:p>
          </table:table-cell>
          <table:table-cell office:value-type="date" office:date-value="2008-08-16" calcext:value-type="date">
            <text:p>2008-08-16</text:p>
          </table:table-cell>
        </table:table-row>
        <table:table-row table:style-name="ro1">
          <table:table-cell table:style-name="ce6" office:value-type="float" office:value="9.58" calcext:value-type="float">
            <text:p>9.58</text:p>
          </table:table-cell>
          <table:table-cell table:style-name="ce2" office:value-type="string" calcext:value-type="string">
            <text:p>Usain Bolt</text:p>
          </table:table-cell>
          <table:table-cell table:style-name="ce2" office:value-type="string" calcext:value-type="string">
            <text:p>JAM</text:p>
          </table:table-cell>
          <table:table-cell table:style-name="ce2" office:value-type="string" calcext:value-type="string">
            <text:p>Berlin</text:p>
          </table:table-cell>
          <table:table-cell office:value-type="date" office:date-value="2009-08-16" calcext:value-type="date">
            <text:p>2009-08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.00.0000</text:date>, <text:time style:data-style-name="N2" text:time-value="17:11:45.691347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Bitzer</meta:initial-creator>
    <meta:creation-date>2018-05-05T17:05:12.680392430</meta:creation-date>
    <dc:date>2018-05-06T17:56:22.548347280</dc:date>
    <dc:creator>Sebastian Bitzer</dc:creator>
    <meta:editing-duration>PT45M19S</meta:editing-duration>
    <meta:editing-cycles>6</meta:editing-cycles>
    <meta:generator>LibreOffice/6.0.3.2$Linux_X86_64 LibreOffice_project/00m0$Build-2</meta:generator>
    <meta:document-statistic meta:table-count="1" meta:cell-count="352" meta:object-count="0"/>
  </office:meta>
</office:document-meta>
</file>